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000000" draw:fill-color="#ffff99" draw:textarea-vertical-align="middle"/>
    </style:style>
    <style:style style:name="gr5" style:family="graphic" style:parent-style-name="standard">
      <style:graphic-properties draw:fill-color="#ffff99" draw:textarea-vertical-align="middle"/>
    </style:style>
    <style:style style:name="gr6" style:family="graphic" style:parent-style-name="standard">
      <style:graphic-properties draw:fill-color="#33ff99" draw:textarea-vertical-align="middle"/>
    </style:style>
    <style:style style:name="gr7" style:family="graphic" style:parent-style-name="standard">
      <style:graphic-properties draw:textarea-vertical-align="top"/>
    </style:style>
    <style:style style:name="gr8" style:family="graphic" style:parent-style-name="standard">
      <style:graphic-properties draw:fill-color="#ffff99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7cm" svg:height="25.1cm" svg:x="2cm" svg:y="2cm">
          <text:p/>
        </draw:rect>
        <draw:rect draw:style-name="gr2" draw:text-style-name="P1" draw:layer="layout" svg:width="17cm" svg:height="2cm" svg:x="2cm" svg:y="2cm">
          <text:p text:style-name="P1">Шапка сайта</text:p>
        </draw:rect>
        <draw:rect draw:style-name="gr3" draw:text-style-name="P1" draw:layer="layout" svg:width="11.9cm" svg:height="5.7cm" svg:x="2.5cm" svg:y="4.5cm">
          <text:p/>
        </draw:rect>
        <draw:rect draw:style-name="gr4" draw:text-style-name="P1" draw:layer="layout" svg:width="3.7cm" svg:height="3cm" svg:x="2.7cm" svg:y="5cm">
          <text:p text:style-name="P1">Фото</text:p>
        </draw:rect>
        <draw:rect draw:style-name="gr2" draw:text-style-name="P2" draw:layer="layout" svg:width="2.2cm" svg:height="0.4cm" svg:x="6.6cm" svg:y="5cm">
          <text:p text:style-name="P1"><text:span text:style-name="T1">Имя ру</text:span></text:p>
        </draw:rect>
        <draw:rect draw:style-name="gr2" draw:text-style-name="P3" draw:layer="layout" svg:width="1.3cm" svg:height="0.3cm" svg:x="6.6cm" svg:y="5.6cm">
          <text:p text:style-name="P1"><text:span text:style-name="T2">Ник</text:span></text:p>
        </draw:rect>
        <draw:rect draw:style-name="gr2" draw:text-style-name="P3" draw:layer="layout" svg:width="2.4cm" svg:height="1.1cm" svg:x="11.7cm" svg:y="5cm">
          <text:p text:style-name="P3">Флаг<text:line-break/>Страна<text:line-break/>Город рожд</text:p>
        </draw:rect>
        <draw:rect draw:style-name="gr2" draw:text-style-name="P3" draw:layer="layout" svg:width="2.5cm" svg:height="1.5cm" svg:x="6.6cm" svg:y="6.5cm">
          <text:p text:style-name="P3">Возраст/день р<text:line-break/>Весовая<text:line-break/>Базовый стиль</text:p>
        </draw:rect>
        <draw:rect draw:style-name="gr2" draw:text-style-name="P3" draw:layer="layout" svg:width="2.5cm" svg:height="1.5cm" svg:x="9.1cm" svg:y="6.5cm">
          <text:p text:style-name="P3">Рост <text:line-break/>Вес<text:line-break/>Размах рук</text:p>
        </draw:rect>
        <draw:rect draw:style-name="gr2" draw:text-style-name="P3" draw:layer="layout" svg:width="2.5cm" svg:height="1.5cm" svg:x="11.6cm" svg:y="6.5cm">
          <text:p text:style-name="P3">Стойка <text:line-break/>Команда<text:line-break/><text:span text:style-name="T3">Степень</text:span> <text:span text:style-name="T3">мастерства</text:span></text:p>
        </draw:rect>
        <draw:rect draw:style-name="gr2" draw:text-style-name="P2" draw:layer="layout" svg:width="4.6cm" svg:height="1.4cm" svg:x="2.7cm" svg:y="8.5cm">
          <text:p text:style-name="P1"><text:span text:style-name="T1">Побед</text:span><text:span text:style-name="T1"><text:line-break/></text:span><text:span text:style-name="T1">нокаутом/сдачей/решением</text:span></text:p>
          <text:p text:style-name="P1"><text:span text:style-name="T1">Процент/процент/процент</text:span></text:p>
        </draw:rect>
        <draw:rect draw:style-name="gr2" draw:text-style-name="P2" draw:layer="layout" svg:width="4.6cm" svg:height="1.4cm" svg:x="7.3cm" svg:y="8.5cm">
          <text:p text:style-name="P1"><text:span text:style-name="T1">Поражений</text:span><text:span text:style-name="T1"><text:line-break/></text:span><text:span text:style-name="T1">нокаутом/сдачей/решением</text:span></text:p>
          <text:p text:style-name="P1"><text:span text:style-name="T1">Процент/процент/процент</text:span></text:p>
        </draw:rect>
        <draw:rect draw:style-name="gr2" draw:text-style-name="P3" draw:layer="layout" svg:width="2.2cm" svg:height="1.4cm" svg:x="11.9cm" svg:y="8.5cm">
          <text:p text:style-name="P1"><text:span text:style-name="T2">Не </text:span><text:span text:style-name="T2"><text:line-break/></text:span><text:span text:style-name="T2">состоявшихся</text:span></text:p>
        </draw:rect>
        <draw:rect draw:style-name="gr3" draw:text-style-name="P1" draw:layer="layout" svg:width="11.9cm" svg:height="9.7cm" svg:x="2.5cm" svg:y="10.3cm">
          <text:p/>
        </draw:rect>
        <draw:rect draw:style-name="gr2" draw:text-style-name="P3" draw:layer="layout" svg:width="1.3cm" svg:height="0.3cm" svg:x="6.6cm" svg:y="6cm">
          <text:p text:style-name="P1"><text:span text:style-name="T2">№ </text:span><text:span text:style-name="T2">рейтинга</text:span></text:p>
        </draw:rect>
        <draw:rect draw:style-name="gr5" draw:text-style-name="P1" draw:layer="layout" svg:width="11.2cm" svg:height="1.5cm" svg:x="2.9cm" svg:y="10.8cm">
          <text:p/>
        </draw:rect>
        <draw:rect draw:style-name="gr6" draw:text-style-name="P2" draw:layer="layout" svg:width="1.2cm" svg:height="1.1cm" svg:x="4.6cm" svg:y="11cm">
          <text:p text:style-name="P1"><text:span text:style-name="T1">Фото</text:span><text:span text:style-name="T1"><text:line-break/></text:span><text:span text:style-name="T1">боец 1</text:span></text:p>
        </draw:rect>
        <draw:rect draw:style-name="gr2" draw:text-style-name="P2" draw:layer="layout" svg:width="1.2cm" svg:height="1.1cm" svg:x="5.9cm" svg:y="11cm">
          <text:p text:style-name="P1"><text:span text:style-name="T1">Фото</text:span><text:span text:style-name="T1"><text:line-break/></text:span><text:span text:style-name="T1">боец 2</text:span></text:p>
        </draw:rect>
        <draw:rect draw:style-name="gr2" draw:text-style-name="P3" draw:layer="layout" svg:width="1.4cm" svg:height="0.3cm" svg:x="3cm" svg:y="11.8cm">
          <text:p text:style-name="P1"><text:span text:style-name="T2">время</text:span></text:p>
        </draw:rect>
        <draw:rect draw:style-name="gr2" draw:text-style-name="P3" draw:layer="layout" svg:width="1.4cm" svg:height="0.3cm" svg:x="3cm" svg:y="11cm">
          <text:p text:style-name="P1"><text:span text:style-name="T2">Метод</text:span></text:p>
        </draw:rect>
        <draw:rect draw:style-name="gr2" draw:text-style-name="P3" draw:layer="layout" svg:width="1.4cm" svg:height="0.3cm" svg:x="3cm" svg:y="11.4cm">
          <text:p text:style-name="P1"><text:span text:style-name="T2">раунд</text:span></text:p>
        </draw:rect>
        <draw:rect draw:style-name="gr2" draw:text-style-name="P3" draw:layer="layout" svg:width="1.4cm" svg:height="0.3cm" svg:x="12.5cm" svg:y="11cm">
          <text:p text:style-name="P1"><text:span text:style-name="T2">Дата боя</text:span></text:p>
        </draw:rect>
        <draw:rect draw:style-name="gr2" draw:text-style-name="P3" draw:layer="layout" svg:width="1.4cm" svg:height="0.3cm" svg:x="12.5cm" svg:y="11.4cm">
          <text:p text:style-name="P1"><text:span text:style-name="T2">Событие</text:span></text:p>
        </draw:rect>
        <draw:rect draw:style-name="gr2" draw:text-style-name="P3" draw:layer="layout" svg:width="1.4cm" svg:height="0.3cm" svg:x="12.5cm" svg:y="11.8cm">
          <text:p text:style-name="P1"><text:span text:style-name="T2">Судья</text:span></text:p>
        </draw:rect>
        <draw:rect draw:style-name="gr6" draw:text-style-name="P3" draw:layer="layout" svg:width="1.5cm" svg:height="0.3cm" draw:transform="rotate (1.5707963267946) translate (2.6cm 12.3cm)">
          <text:p text:style-name="P1"><text:span text:style-name="T2">Исход</text:span></text:p>
        </draw:rect>
        <draw:rect draw:style-name="gr6" draw:text-style-name="P3" draw:layer="layout" svg:width="1.9cm" svg:height="0.3cm" svg:x="7.4cm" svg:y="11cm">
          <text:p text:style-name="P1"><text:span text:style-name="T2">ФИО боец 1</text:span></text:p>
        </draw:rect>
        <draw:rect draw:style-name="gr2" draw:text-style-name="P3" draw:layer="layout" svg:width="2cm" svg:height="0.3cm" svg:x="9.8cm" svg:y="11cm">
          <text:p text:style-name="P1"><text:span text:style-name="T2">ФИО боец 2</text:span></text:p>
        </draw:rect>
        <draw:rect draw:style-name="gr2" draw:text-style-name="P3" draw:layer="layout" svg:width="1.4cm" svg:height="0.3cm" svg:x="7.9cm" svg:y="11.4cm">
          <text:p text:style-name="P1"><text:span text:style-name="T3">Статистика</text:span></text:p>
        </draw:rect>
        <draw:rect draw:style-name="gr2" draw:text-style-name="P3" draw:layer="layout" svg:width="1.4cm" svg:height="0.3cm" svg:x="9.8cm" svg:y="11.4cm">
          <text:p text:style-name="P1"><text:span text:style-name="T3">Статистика</text:span></text:p>
        </draw:rect>
        <draw:rect draw:style-name="gr2" draw:text-style-name="P3" draw:layer="layout" svg:width="1.4cm" svg:height="0.3cm" svg:x="7.9cm" svg:y="11.8cm">
          <text:p text:style-name="P1"><text:span text:style-name="T3">Победная</text:span><text:span text:style-name="T2"> </text:span><text:span text:style-name="T3">серия</text:span></text:p>
        </draw:rect>
        <draw:rect draw:style-name="gr2" draw:text-style-name="P3" draw:layer="layout" svg:width="1.4cm" svg:height="0.3cm" svg:x="9.8cm" svg:y="11.8cm">
          <text:p text:style-name="P1"><text:span text:style-name="T3">Победная</text:span><text:span text:style-name="T2"> </text:span><text:span text:style-name="T3">серия</text:span></text:p>
        </draw:rect>
        <draw:rect draw:style-name="gr5" draw:text-style-name="P1" draw:layer="layout" svg:width="11.2cm" svg:height="1.5cm" svg:x="2.9cm" svg:y="12.5cm">
          <text:p/>
        </draw:rect>
        <draw:rect draw:style-name="gr6" draw:text-style-name="P2" draw:layer="layout" svg:width="1.2cm" svg:height="1.1cm" svg:x="4.6cm" svg:y="12.7cm">
          <text:p text:style-name="P1"><text:span text:style-name="T1">Фото</text:span><text:span text:style-name="T1"><text:line-break/></text:span><text:span text:style-name="T1">боец 1</text:span></text:p>
        </draw:rect>
        <draw:rect draw:style-name="gr2" draw:text-style-name="P2" draw:layer="layout" svg:width="1.2cm" svg:height="1.1cm" svg:x="5.9cm" svg:y="12.7cm">
          <text:p text:style-name="P1"><text:span text:style-name="T1">Фото</text:span><text:span text:style-name="T1"><text:line-break/></text:span><text:span text:style-name="T1">боец 2</text:span></text:p>
        </draw:rect>
        <draw:rect draw:style-name="gr2" draw:text-style-name="P3" draw:layer="layout" svg:width="1.4cm" svg:height="0.3cm" svg:x="3cm" svg:y="13.5cm">
          <text:p text:style-name="P1"><text:span text:style-name="T2">время</text:span></text:p>
        </draw:rect>
        <draw:rect draw:style-name="gr2" draw:text-style-name="P3" draw:layer="layout" svg:width="1.4cm" svg:height="0.3cm" svg:x="3cm" svg:y="12.7cm">
          <text:p text:style-name="P1"><text:span text:style-name="T2">Метод</text:span></text:p>
        </draw:rect>
        <draw:rect draw:style-name="gr2" draw:text-style-name="P3" draw:layer="layout" svg:width="1.4cm" svg:height="0.3cm" svg:x="3cm" svg:y="13.1cm">
          <text:p text:style-name="P1"><text:span text:style-name="T2">раунд</text:span></text:p>
        </draw:rect>
        <draw:rect draw:style-name="gr2" draw:text-style-name="P3" draw:layer="layout" svg:width="1.4cm" svg:height="0.3cm" svg:x="12.5cm" svg:y="12.7cm">
          <text:p text:style-name="P1"><text:span text:style-name="T2">Дата боя</text:span></text:p>
        </draw:rect>
        <draw:rect draw:style-name="gr2" draw:text-style-name="P3" draw:layer="layout" svg:width="1.4cm" svg:height="0.3cm" svg:x="12.5cm" svg:y="13.1cm">
          <text:p text:style-name="P1"><text:span text:style-name="T2">Событие</text:span></text:p>
        </draw:rect>
        <draw:rect draw:style-name="gr2" draw:text-style-name="P3" draw:layer="layout" svg:width="1.4cm" svg:height="0.3cm" svg:x="12.5cm" svg:y="13.5cm">
          <text:p text:style-name="P1"><text:span text:style-name="T2">Судья</text:span></text:p>
        </draw:rect>
        <draw:rect draw:style-name="gr6" draw:text-style-name="P3" draw:layer="layout" svg:width="1.5cm" svg:height="0.3cm" draw:transform="rotate (1.5707963267946) translate (2.6cm 14cm)">
          <text:p text:style-name="P1"><text:span text:style-name="T2">Исход</text:span></text:p>
        </draw:rect>
        <draw:rect draw:style-name="gr6" draw:text-style-name="P3" draw:layer="layout" svg:width="1.9cm" svg:height="0.3cm" svg:x="7.4cm" svg:y="12.7cm">
          <text:p text:style-name="P1"><text:span text:style-name="T2">ФИО боец 1</text:span></text:p>
        </draw:rect>
        <draw:rect draw:style-name="gr2" draw:text-style-name="P3" draw:layer="layout" svg:width="2cm" svg:height="0.3cm" svg:x="9.8cm" svg:y="12.7cm">
          <text:p text:style-name="P1"><text:span text:style-name="T2">ФИО боец 2</text:span></text:p>
        </draw:rect>
        <draw:rect draw:style-name="gr2" draw:text-style-name="P3" draw:layer="layout" svg:width="1.4cm" svg:height="0.3cm" svg:x="7.9cm" svg:y="13.1cm">
          <text:p text:style-name="P1"><text:span text:style-name="T3">Статистика</text:span></text:p>
        </draw:rect>
        <draw:rect draw:style-name="gr2" draw:text-style-name="P3" draw:layer="layout" svg:width="1.4cm" svg:height="0.3cm" svg:x="9.8cm" svg:y="13.1cm">
          <text:p text:style-name="P1"><text:span text:style-name="T3">Статистика</text:span></text:p>
        </draw:rect>
        <draw:rect draw:style-name="gr2" draw:text-style-name="P3" draw:layer="layout" svg:width="1.4cm" svg:height="0.3cm" svg:x="7.9cm" svg:y="13.5cm">
          <text:p text:style-name="P1"><text:span text:style-name="T3">Победная</text:span><text:span text:style-name="T2"> </text:span><text:span text:style-name="T3">серия</text:span></text:p>
        </draw:rect>
        <draw:rect draw:style-name="gr2" draw:text-style-name="P3" draw:layer="layout" svg:width="1.4cm" svg:height="0.3cm" svg:x="9.8cm" svg:y="13.5cm">
          <text:p text:style-name="P1"><text:span text:style-name="T3">Победная</text:span><text:span text:style-name="T2"> </text:span><text:span text:style-name="T3">серия</text:span></text:p>
        </draw:rect>
        <draw:rect draw:style-name="gr5" draw:text-style-name="P1" draw:layer="layout" svg:width="11.2cm" svg:height="1.5cm" svg:x="2.9cm" svg:y="14.2cm">
          <text:p/>
        </draw:rect>
        <draw:rect draw:style-name="gr6" draw:text-style-name="P2" draw:layer="layout" svg:width="1.2cm" svg:height="1.1cm" svg:x="4.6cm" svg:y="14.4cm">
          <text:p text:style-name="P1"><text:span text:style-name="T1">Фото</text:span><text:span text:style-name="T1"><text:line-break/></text:span><text:span text:style-name="T1">боец 1</text:span></text:p>
        </draw:rect>
        <draw:rect draw:style-name="gr2" draw:text-style-name="P2" draw:layer="layout" svg:width="1.2cm" svg:height="1.1cm" svg:x="5.9cm" svg:y="14.4cm">
          <text:p text:style-name="P1"><text:span text:style-name="T1">Фото</text:span><text:span text:style-name="T1"><text:line-break/></text:span><text:span text:style-name="T1">боец 2</text:span></text:p>
        </draw:rect>
        <draw:rect draw:style-name="gr2" draw:text-style-name="P3" draw:layer="layout" svg:width="1.4cm" svg:height="0.3cm" svg:x="3cm" svg:y="15.2cm">
          <text:p text:style-name="P1"><text:span text:style-name="T2">время</text:span></text:p>
        </draw:rect>
        <draw:rect draw:style-name="gr2" draw:text-style-name="P3" draw:layer="layout" svg:width="1.4cm" svg:height="0.3cm" svg:x="3cm" svg:y="14.4cm">
          <text:p text:style-name="P1"><text:span text:style-name="T2">Метод</text:span></text:p>
        </draw:rect>
        <draw:rect draw:style-name="gr2" draw:text-style-name="P3" draw:layer="layout" svg:width="1.4cm" svg:height="0.3cm" svg:x="3cm" svg:y="14.8cm">
          <text:p text:style-name="P1"><text:span text:style-name="T2">раунд</text:span></text:p>
        </draw:rect>
        <draw:rect draw:style-name="gr2" draw:text-style-name="P3" draw:layer="layout" svg:width="1.4cm" svg:height="0.3cm" svg:x="12.5cm" svg:y="14.4cm">
          <text:p text:style-name="P1"><text:span text:style-name="T2">Дата боя</text:span></text:p>
        </draw:rect>
        <draw:rect draw:style-name="gr2" draw:text-style-name="P3" draw:layer="layout" svg:width="1.4cm" svg:height="0.3cm" svg:x="12.5cm" svg:y="14.8cm">
          <text:p text:style-name="P1"><text:span text:style-name="T2">Событие</text:span></text:p>
        </draw:rect>
        <draw:rect draw:style-name="gr2" draw:text-style-name="P3" draw:layer="layout" svg:width="1.4cm" svg:height="0.3cm" svg:x="12.5cm" svg:y="15.2cm">
          <text:p text:style-name="P1"><text:span text:style-name="T2">Судья</text:span></text:p>
        </draw:rect>
        <draw:rect draw:style-name="gr6" draw:text-style-name="P3" draw:layer="layout" svg:width="1.5cm" svg:height="0.3cm" draw:transform="rotate (1.5707963267946) translate (2.6cm 15.7cm)">
          <text:p text:style-name="P1"><text:span text:style-name="T2">Исход</text:span></text:p>
        </draw:rect>
        <draw:rect draw:style-name="gr6" draw:text-style-name="P3" draw:layer="layout" svg:width="1.9cm" svg:height="0.3cm" svg:x="7.4cm" svg:y="14.4cm">
          <text:p text:style-name="P1"><text:span text:style-name="T2">ФИО боец 1</text:span></text:p>
        </draw:rect>
        <draw:rect draw:style-name="gr2" draw:text-style-name="P3" draw:layer="layout" svg:width="2cm" svg:height="0.3cm" svg:x="9.8cm" svg:y="14.4cm">
          <text:p text:style-name="P1"><text:span text:style-name="T2">ФИО боец 2</text:span></text:p>
        </draw:rect>
        <draw:rect draw:style-name="gr2" draw:text-style-name="P3" draw:layer="layout" svg:width="1.4cm" svg:height="0.3cm" svg:x="7.9cm" svg:y="14.8cm">
          <text:p text:style-name="P1"><text:span text:style-name="T3">Статистика</text:span></text:p>
        </draw:rect>
        <draw:rect draw:style-name="gr2" draw:text-style-name="P3" draw:layer="layout" svg:width="1.4cm" svg:height="0.3cm" svg:x="9.8cm" svg:y="14.8cm">
          <text:p text:style-name="P1"><text:span text:style-name="T3">Статистика</text:span></text:p>
        </draw:rect>
        <draw:rect draw:style-name="gr2" draw:text-style-name="P3" draw:layer="layout" svg:width="1.4cm" svg:height="0.3cm" svg:x="7.9cm" svg:y="15.2cm">
          <text:p text:style-name="P1"><text:span text:style-name="T3">Победная</text:span><text:span text:style-name="T2"> </text:span><text:span text:style-name="T3">серия</text:span></text:p>
        </draw:rect>
        <draw:rect draw:style-name="gr2" draw:text-style-name="P3" draw:layer="layout" svg:width="1.4cm" svg:height="0.3cm" svg:x="9.8cm" svg:y="15.2cm">
          <text:p text:style-name="P1"><text:span text:style-name="T3">Победная</text:span><text:span text:style-name="T2"> </text:span><text:span text:style-name="T3">серия</text:span></text:p>
        </draw:rect>
        <draw:rect draw:style-name="gr5" draw:text-style-name="P1" draw:layer="layout" svg:width="11.2cm" svg:height="1.5cm" svg:x="2.9cm" svg:y="15.9cm">
          <text:p/>
        </draw:rect>
        <draw:rect draw:style-name="gr6" draw:text-style-name="P2" draw:layer="layout" svg:width="1.2cm" svg:height="1.1cm" svg:x="4.6cm" svg:y="16.1cm">
          <text:p text:style-name="P1"><text:span text:style-name="T1">Фото</text:span><text:span text:style-name="T1"><text:line-break/></text:span><text:span text:style-name="T1">боец 1</text:span></text:p>
        </draw:rect>
        <draw:rect draw:style-name="gr2" draw:text-style-name="P2" draw:layer="layout" svg:width="1.2cm" svg:height="1.1cm" svg:x="5.9cm" svg:y="16.1cm">
          <text:p text:style-name="P1"><text:span text:style-name="T1">Фото</text:span><text:span text:style-name="T1"><text:line-break/></text:span><text:span text:style-name="T1">боец 2</text:span></text:p>
        </draw:rect>
        <draw:rect draw:style-name="gr2" draw:text-style-name="P3" draw:layer="layout" svg:width="1.4cm" svg:height="0.3cm" svg:x="3cm" svg:y="16.9cm">
          <text:p text:style-name="P1"><text:span text:style-name="T2">время</text:span></text:p>
        </draw:rect>
        <draw:rect draw:style-name="gr2" draw:text-style-name="P3" draw:layer="layout" svg:width="1.4cm" svg:height="0.3cm" svg:x="3cm" svg:y="16.1cm">
          <text:p text:style-name="P1"><text:span text:style-name="T2">Метод</text:span></text:p>
        </draw:rect>
        <draw:rect draw:style-name="gr2" draw:text-style-name="P3" draw:layer="layout" svg:width="1.4cm" svg:height="0.3cm" svg:x="3cm" svg:y="16.5cm">
          <text:p text:style-name="P1"><text:span text:style-name="T2">раунд</text:span></text:p>
        </draw:rect>
        <draw:rect draw:style-name="gr2" draw:text-style-name="P3" draw:layer="layout" svg:width="1.4cm" svg:height="0.3cm" svg:x="12.5cm" svg:y="16.1cm">
          <text:p text:style-name="P1"><text:span text:style-name="T2">Дата боя</text:span></text:p>
        </draw:rect>
        <draw:rect draw:style-name="gr2" draw:text-style-name="P3" draw:layer="layout" svg:width="1.4cm" svg:height="0.3cm" svg:x="12.5cm" svg:y="16.5cm">
          <text:p text:style-name="P1"><text:span text:style-name="T2">Событие</text:span></text:p>
        </draw:rect>
        <draw:rect draw:style-name="gr2" draw:text-style-name="P3" draw:layer="layout" svg:width="1.4cm" svg:height="0.3cm" svg:x="12.5cm" svg:y="16.9cm">
          <text:p text:style-name="P1"><text:span text:style-name="T2">Судья</text:span></text:p>
        </draw:rect>
        <draw:rect draw:style-name="gr6" draw:text-style-name="P3" draw:layer="layout" svg:width="1.5cm" svg:height="0.3cm" draw:transform="rotate (1.5707963267946) translate (2.6cm 17.4cm)">
          <text:p text:style-name="P1"><text:span text:style-name="T2">Исход</text:span></text:p>
        </draw:rect>
        <draw:rect draw:style-name="gr6" draw:text-style-name="P3" draw:layer="layout" svg:width="1.9cm" svg:height="0.3cm" svg:x="7.4cm" svg:y="16.1cm">
          <text:p text:style-name="P1"><text:span text:style-name="T2">ФИО боец 1</text:span></text:p>
        </draw:rect>
        <draw:rect draw:style-name="gr2" draw:text-style-name="P3" draw:layer="layout" svg:width="2cm" svg:height="0.3cm" svg:x="9.8cm" svg:y="16.1cm">
          <text:p text:style-name="P1"><text:span text:style-name="T2">ФИО боец 2</text:span></text:p>
        </draw:rect>
        <draw:rect draw:style-name="gr2" draw:text-style-name="P3" draw:layer="layout" svg:width="1.4cm" svg:height="0.3cm" svg:x="7.9cm" svg:y="16.5cm">
          <text:p text:style-name="P1"><text:span text:style-name="T3">Статистика</text:span></text:p>
        </draw:rect>
        <draw:rect draw:style-name="gr2" draw:text-style-name="P3" draw:layer="layout" svg:width="1.4cm" svg:height="0.3cm" svg:x="9.8cm" svg:y="16.5cm">
          <text:p text:style-name="P1"><text:span text:style-name="T3">Статистика</text:span></text:p>
        </draw:rect>
        <draw:rect draw:style-name="gr2" draw:text-style-name="P3" draw:layer="layout" svg:width="1.4cm" svg:height="0.3cm" svg:x="7.9cm" svg:y="16.9cm">
          <text:p text:style-name="P1"><text:span text:style-name="T3">Победная</text:span><text:span text:style-name="T2"> </text:span><text:span text:style-name="T3">серия</text:span></text:p>
        </draw:rect>
        <draw:rect draw:style-name="gr2" draw:text-style-name="P3" draw:layer="layout" svg:width="1.4cm" svg:height="0.3cm" svg:x="9.8cm" svg:y="16.9cm">
          <text:p text:style-name="P1"><text:span text:style-name="T3">Победная</text:span><text:span text:style-name="T2"> </text:span><text:span text:style-name="T3">серия</text:span></text:p>
        </draw:rect>
        <draw:rect draw:style-name="gr5" draw:text-style-name="P1" draw:layer="layout" svg:width="11.2cm" svg:height="1.5cm" svg:x="2.9cm" svg:y="17.5cm">
          <text:p/>
        </draw:rect>
        <draw:rect draw:style-name="gr6" draw:text-style-name="P2" draw:layer="layout" svg:width="1.2cm" svg:height="1.1cm" svg:x="4.6cm" svg:y="17.7cm">
          <text:p text:style-name="P1"><text:span text:style-name="T1">Фото</text:span><text:span text:style-name="T1"><text:line-break/></text:span><text:span text:style-name="T1">боец 1</text:span></text:p>
        </draw:rect>
        <draw:rect draw:style-name="gr2" draw:text-style-name="P2" draw:layer="layout" svg:width="1.2cm" svg:height="1.1cm" svg:x="5.9cm" svg:y="17.7cm">
          <text:p text:style-name="P1"><text:span text:style-name="T1">Фото</text:span><text:span text:style-name="T1"><text:line-break/></text:span><text:span text:style-name="T1">боец 2</text:span></text:p>
        </draw:rect>
        <draw:rect draw:style-name="gr2" draw:text-style-name="P3" draw:layer="layout" svg:width="1.4cm" svg:height="0.3cm" svg:x="3cm" svg:y="18.5cm">
          <text:p text:style-name="P1"><text:span text:style-name="T2">время</text:span></text:p>
        </draw:rect>
        <draw:rect draw:style-name="gr2" draw:text-style-name="P3" draw:layer="layout" svg:width="1.4cm" svg:height="0.3cm" svg:x="3cm" svg:y="17.7cm">
          <text:p text:style-name="P1"><text:span text:style-name="T2">Метод</text:span></text:p>
        </draw:rect>
        <draw:rect draw:style-name="gr2" draw:text-style-name="P3" draw:layer="layout" svg:width="1.4cm" svg:height="0.3cm" svg:x="3cm" svg:y="18.1cm">
          <text:p text:style-name="P1"><text:span text:style-name="T2">раунд</text:span></text:p>
        </draw:rect>
        <draw:rect draw:style-name="gr2" draw:text-style-name="P3" draw:layer="layout" svg:width="1.4cm" svg:height="0.3cm" svg:x="12.5cm" svg:y="17.7cm">
          <text:p text:style-name="P1"><text:span text:style-name="T2">Дата боя</text:span></text:p>
        </draw:rect>
        <draw:rect draw:style-name="gr2" draw:text-style-name="P3" draw:layer="layout" svg:width="1.4cm" svg:height="0.3cm" svg:x="12.5cm" svg:y="18.1cm">
          <text:p text:style-name="P1"><text:span text:style-name="T2">Событие</text:span></text:p>
        </draw:rect>
        <draw:rect draw:style-name="gr2" draw:text-style-name="P3" draw:layer="layout" svg:width="1.4cm" svg:height="0.3cm" svg:x="12.5cm" svg:y="18.5cm">
          <text:p text:style-name="P1"><text:span text:style-name="T2">Судья</text:span></text:p>
        </draw:rect>
        <draw:rect draw:style-name="gr6" draw:text-style-name="P3" draw:layer="layout" svg:width="1.5cm" svg:height="0.3cm" draw:transform="rotate (1.5707963267946) translate (2.6cm 19cm)">
          <text:p text:style-name="P1"><text:span text:style-name="T2">Исход</text:span></text:p>
        </draw:rect>
        <draw:rect draw:style-name="gr6" draw:text-style-name="P3" draw:layer="layout" svg:width="1.9cm" svg:height="0.3cm" svg:x="7.4cm" svg:y="17.7cm">
          <text:p text:style-name="P1"><text:span text:style-name="T2">ФИО боец 1</text:span></text:p>
        </draw:rect>
        <draw:rect draw:style-name="gr2" draw:text-style-name="P3" draw:layer="layout" svg:width="2cm" svg:height="0.3cm" svg:x="9.8cm" svg:y="17.7cm">
          <text:p text:style-name="P1"><text:span text:style-name="T2">ФИО боец 2</text:span></text:p>
        </draw:rect>
        <draw:rect draw:style-name="gr2" draw:text-style-name="P3" draw:layer="layout" svg:width="1.4cm" svg:height="0.3cm" svg:x="7.9cm" svg:y="18.1cm">
          <text:p text:style-name="P1"><text:span text:style-name="T3">Статистика</text:span></text:p>
        </draw:rect>
        <draw:rect draw:style-name="gr2" draw:text-style-name="P3" draw:layer="layout" svg:width="1.4cm" svg:height="0.3cm" svg:x="9.8cm" svg:y="18.1cm">
          <text:p text:style-name="P1"><text:span text:style-name="T3">Статистика</text:span></text:p>
        </draw:rect>
        <draw:rect draw:style-name="gr2" draw:text-style-name="P3" draw:layer="layout" svg:width="1.4cm" svg:height="0.3cm" svg:x="7.9cm" svg:y="18.5cm">
          <text:p text:style-name="P1"><text:span text:style-name="T3">Победная</text:span><text:span text:style-name="T2"> </text:span><text:span text:style-name="T3">серия</text:span></text:p>
        </draw:rect>
        <draw:rect draw:style-name="gr2" draw:text-style-name="P3" draw:layer="layout" svg:width="1.4cm" svg:height="0.3cm" svg:x="9.8cm" svg:y="18.5cm">
          <text:p text:style-name="P1"><text:span text:style-name="T3">Победная</text:span><text:span text:style-name="T2"> </text:span><text:span text:style-name="T3">серия</text:span></text:p>
        </draw:rect>
        <draw:rect draw:style-name="gr7" draw:text-style-name="P1" draw:layer="layout" svg:width="4cm" svg:height="15.5cm" svg:x="14.8cm" svg:y="4.5cm">
          <text:p/>
        </draw:rect>
        <draw:rect draw:style-name="gr8" draw:text-style-name="P4" draw:layer="layout" svg:width="3.3cm" svg:height="0.6cm" svg:x="15.2cm" svg:y="4.8cm">
          <text:p text:style-name="P1"><text:span text:style-name="T4">Турниры</text:span></text:p>
        </draw:rect>
        <draw:rect draw:style-name="gr8" draw:text-style-name="P1" draw:layer="layout" svg:width="3.3cm" svg:height="2.3cm" svg:x="15.2cm" svg:y="5.8cm">
          <text:p text:style-name="P1"><text:span text:style-name="T1">Календарь с </text:span><text:span text:style-name="T1"><text:line-break/></text:span><text:span text:style-name="T1">отмеченными </text:span><text:span text:style-name="T1"><text:line-break/></text:span><text:span text:style-name="T1">днями турниров</text:span></text:p>
        </draw:rect>
        <draw:rect draw:style-name="gr8" draw:text-style-name="P2" draw:layer="layout" svg:width="1cm" svg:height="0.9cm" svg:x="15.2cm" svg:y="8.6cm">
          <text:p text:style-name="P1"><text:span text:style-name="T1">дата</text:span></text:p>
        </draw:rect>
        <draw:rect draw:style-name="gr8" draw:text-style-name="P5" draw:layer="layout" svg:width="2.3cm" svg:height="0.9cm" svg:x="16.2cm" svg:y="8.6cm">
          <text:p text:style-name="P5"><text:span text:style-name="T3">Название турнира</text:span></text:p>
        </draw:rect>
        <draw:rect draw:style-name="gr8" draw:text-style-name="P2" draw:layer="layout" svg:width="1cm" svg:height="0.9cm" svg:x="15.2cm" svg:y="9.5cm">
          <text:p text:style-name="P1"><text:span text:style-name="T1">дата</text:span></text:p>
        </draw:rect>
        <draw:rect draw:style-name="gr8" draw:text-style-name="P5" draw:layer="layout" svg:width="2.3cm" svg:height="0.9cm" svg:x="16.2cm" svg:y="9.5cm">
          <text:p text:style-name="P5"><text:span text:style-name="T3">Название турнира</text:span></text:p>
        </draw:rect>
        <draw:rect draw:style-name="gr8" draw:text-style-name="P2" draw:layer="layout" svg:width="1cm" svg:height="0.9cm" svg:x="15.2cm" svg:y="10.4cm">
          <text:p text:style-name="P1"><text:span text:style-name="T1">дата</text:span></text:p>
        </draw:rect>
        <draw:rect draw:style-name="gr8" draw:text-style-name="P5" draw:layer="layout" svg:width="2.3cm" svg:height="0.9cm" svg:x="16.2cm" svg:y="10.4cm">
          <text:p text:style-name="P5"><text:span text:style-name="T3">Название турнира</text:span></text:p>
        </draw:rect>
        <draw:rect draw:style-name="gr8" draw:text-style-name="P2" draw:layer="layout" svg:width="1cm" svg:height="0.9cm" svg:x="15.2cm" svg:y="11.3cm">
          <text:p text:style-name="P1"><text:span text:style-name="T1">дата</text:span></text:p>
        </draw:rect>
        <draw:rect draw:style-name="gr8" draw:text-style-name="P5" draw:layer="layout" svg:width="2.3cm" svg:height="0.9cm" svg:x="16.2cm" svg:y="11.3cm">
          <text:p text:style-name="P5"><text:span text:style-name="T3">Название турнира</text:span></text:p>
        </draw:rect>
        <draw:rect draw:style-name="gr8" draw:text-style-name="P2" draw:layer="layout" svg:width="1cm" svg:height="0.9cm" svg:x="15.2cm" svg:y="12.2cm">
          <text:p text:style-name="P1"><text:span text:style-name="T1">дата</text:span></text:p>
        </draw:rect>
        <draw:rect draw:style-name="gr8" draw:text-style-name="P5" draw:layer="layout" svg:width="2.3cm" svg:height="0.9cm" svg:x="16.2cm" svg:y="12.2cm">
          <text:p text:style-name="P5"><text:span text:style-name="T3">Название турнира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09-25T06:46:16.55</meta:creation-date>
    <dc:date>2025-09-25T22:47:33.01</dc:date>
    <meta:editing-duration>PT14H45M4S</meta:editing-duration>
    <meta:editing-cycles>4</meta:editing-cycles>
    <meta:generator>OpenOffice/4.1.13$Win32 OpenOffice.org_project/4113m1$Build-9810</meta:generator>
    <meta:document-statistic meta:object-count="108"/>
  </office:meta>
</office:document-meta>
</file>